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158900000A5600000CC4CC38B5B4EF0972EC.svg" manifest:media-type="image/svg+xml"/>
  <manifest:file-entry manifest:full-path="Pictures/10000201000000580000006CDF10921188400223.png" manifest:media-type="image/png"/>
  <manifest:file-entry manifest:full-path="Pictures/100002010000013600000241C975BB711EB9BCF1.png" manifest:media-type="image/png"/>
  <manifest:file-entry manifest:full-path="Pictures/1000137B0000249F0000441D0023948BC6EF78D8.svg" manifest:media-type="image/svg+xml"/>
  <manifest:file-entry manifest:full-path="Pictures/1000020100000218000002181F64460D8A2301EE.png" manifest:media-type="image/png"/>
  <manifest:file-entry manifest:full-path="Pictures/10001C1D00003F4600003F463D093727DB220BDF.svg" manifest:media-type="image/svg+xml"/>
  <manifest:file-entry manifest:full-path="Pictures/10004CB100001495000014864C6F45A0475820AE.svg" manifest:media-type="image/svg+xml"/>
  <manifest:file-entry manifest:full-path="Pictures/10000F070003256E0004124A72B35879EDBF17FA.svg" manifest:media-type="image/svg+xml"/>
  <manifest:file-entry manifest:full-path="Pictures/100002010000026E00000324CC9EB97D7EE15F0E.png" manifest:media-type="image/png"/>
  <manifest:file-entry manifest:full-path="Pictures/10000201000000AE000000AE741402F8478992D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000000" draw:fill-color="#eeeeee" draw:textarea-horizontal-align="justify" draw:textarea-vertical-align="middle" draw:auto-grow-height="false" fo:min-height="2.35cm" fo:min-width="8.6cm"/>
    </style:style>
    <style:style style:name="gr2" style:family="graphic" style:parent-style-name="standard">
      <style:graphic-properties draw:stroke="dash" draw:stroke-dash="Ultrafine_20_Dashed" svg:stroke-color="#000000" draw:fill-color="#dddddd" draw:textarea-horizontal-align="justify" draw:textarea-vertical-align="middle" draw:auto-grow-height="false" fo:min-height="4.15cm" fo:min-width="10.2cm"/>
    </style:style>
    <style:style style:name="gr3" style:family="graphic" style:parent-style-name="standard">
      <style:graphic-properties svg:stroke-color="#000000" draw:fill-color="#dddddd" draw:textarea-horizontal-align="justify" draw:textarea-vertical-align="middle" draw:auto-grow-height="false" fo:min-height="1.05cm" fo:min-width="5.6cm"/>
    </style:style>
    <style:style style:name="gr4" style:family="graphic" style:parent-style-name="standard">
      <style:graphic-properties svg:stroke-color="#000000" draw:fill-color="#dddddd" draw:textarea-horizontal-align="justify" draw:textarea-vertical-align="middle" draw:auto-grow-height="false" fo:min-height="2.65cm" fo:min-width="3.6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2.41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09cm"/>
    </style:style>
    <style:style style:name="gr8" style:family="graphic" style:parent-style-name="standard">
      <style:graphic-properties svg:stroke-color="#000000" draw:fill-color="#cccccc" draw:textarea-horizontal-align="justify" draw:textarea-vertical-align="middle" draw:auto-grow-height="false" fo:min-height="1.55cm" fo:min-width="3.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9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2.49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4.21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15" style:family="graphic" style:parent-style-name="standard">
      <style:graphic-properties svg:stroke-color="#000000" draw:fill-color="#eeeeee" draw:textarea-horizontal-align="justify" draw:textarea-vertical-align="middle" draw:auto-grow-height="false" fo:min-height="1.45cm" fo:min-width="3.2cm"/>
    </style:style>
    <style:style style:name="gr16" style:family="graphic" style:parent-style-name="standard">
      <style:graphic-properties svg:stroke-color="#000000" draw:fill-color="#cccccc" draw:textarea-horizontal-align="justify" draw:textarea-vertical-align="middle" draw:auto-grow-height="false" fo:min-height="0.45cm" fo:min-width="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2cm"/>
    </style:style>
    <style:style style:name="gr18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9" style:family="graphic" style:parent-style-name="standard">
      <style:graphic-properties svg:stroke-color="#000000" draw:fill-color="#eeeeee" draw:textarea-horizontal-align="justify" draw:textarea-vertical-align="middle" draw:auto-grow-height="false" fo:min-height="1.45cm" fo:min-width="3.5cm"/>
    </style:style>
    <style:style style:name="gr20" style:family="graphic" style:parent-style-name="standard">
      <style:graphic-properties svg:stroke-color="#000000" draw:fill-color="#cccccc" draw:textarea-horizontal-align="justify" draw:textarea-vertical-align="middle" draw:auto-grow-height="false" fo:min-height="0.45cm" fo:min-width="2.3cm"/>
    </style:style>
    <style:style style:name="gr2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loext:graphic-properties draw:fill-color="#dddddd"/>
      <style:paragraph-properties fo:text-align="center"/>
      <style:text-properties fo:font-size="11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4pt" fo:font-weight="bold" style:font-size-asian="18pt" style:font-weight-asian="bold" style:font-size-complex="18pt" style:font-weight-complex="600"/>
    </style:style>
    <style:style style:name="P6" style:family="paragraph">
      <loext:graphic-properties draw:fill="none" draw:fill-color="#ffffff"/>
      <style:text-properties fo:font-size="12pt" fo:font-style="italic" style:font-size-asian="18pt" style:font-style-asian="italic" style:font-size-complex="18pt" style:font-style-complex="italic"/>
    </style:style>
    <style:style style:name="P7" style:family="paragraph">
      <loext:graphic-properties draw:fill-color="#cccccc"/>
      <style:paragraph-properties fo:text-align="center"/>
    </style:style>
    <style:style style:name="P8" style:family="paragraph">
      <loext:graphic-properties draw:fill="none" draw:fill-color="#ffffff"/>
      <style:text-properties fo:font-size="12pt" style:font-size-asian="18pt" style:font-size-complex="18pt"/>
    </style:style>
    <style:style style:name="P9" style:family="paragraph">
      <loext:graphic-properties draw:fill="none" draw:fill-color="#ffffff"/>
    </style:style>
    <style:style style:name="P10" style:family="paragraph">
      <style:text-properties fo:font-size="12pt" style:font-size-asian="18pt" style:font-size-complex="18pt"/>
    </style:style>
    <style:style style:name="P11" style:family="paragraph">
      <loext:graphic-properties draw:fill="none" draw:fill-color="#ffffff"/>
      <style:text-properties fo:font-size="12pt" fo:font-weight="bold" style:font-size-asian="18pt" style:font-weight-asian="bold" style:font-size-complex="18pt" style:font-weight-complex="600"/>
    </style:style>
    <style:style style:name="P12" style:family="paragraph">
      <style:paragraph-properties fo:text-align="center"/>
    </style:style>
    <style:style style:name="T1" style:family="text">
      <style:text-properties fo:font-size="14pt" fo:font-weight="bold" style:font-size-asian="18pt" style:font-weight-asian="bold" style:font-size-complex="18pt" style:font-weight-complex="600"/>
    </style:style>
    <style:style style:name="T2" style:family="text">
      <style:text-properties fo:font-size="12pt" fo:font-style="italic" style:font-size-asian="18pt" style:font-style-asian="italic" style:font-size-complex="18pt" style:font-style-complex="italic"/>
    </style:style>
    <style:style style:name="T3" style:family="text">
      <style:text-properties fo:font-size="12pt" style:font-size-asian="18pt" style:font-size-complex="18pt"/>
    </style:style>
    <style:style style:name="T4" style:family="text">
      <style:text-properties fo:font-size="11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5" style:family="text">
      <style:text-properties fo:font-size="11pt" style:font-size-asian="18pt" style:font-size-complex="18pt"/>
    </style:style>
    <style:style style:name="T6" style:family="text">
      <style:text-properties fo:font-size="12pt" fo:font-weight="bold" style:font-size-asian="18pt" style:font-weight-asian="bold" style:font-size-complex="18pt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1cm" svg:height="2.6cm" svg:x="14.5cm" svg:y="8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0.7cm" svg:height="4.4cm" svg:x="1.9cm" svg:y="7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6.1cm" svg:height="1.3cm" svg:x="4.2cm" svg:y="4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1cm" svg:height="2.9cm" svg:x="2.4cm" svg:y="8.1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0.7cm" svg:height="0.749cm" svg:x="5.7cm" svg:y="10.144cm">
          <draw:image xlink:href="Pictures/10004CB100001495000014864C6F45A0475820AE.svg" xlink:type="simple" xlink:show="embed" xlink:actuate="onLoad">
            <text:p/>
          </draw:image>
          <draw:image xlink:href="Pictures/10000201000000AE000000AE741402F8478992D5.png" xlink:type="simple" xlink:show="embed" xlink:actuate="onLoad"/>
        </draw:frame>
        <draw:frame draw:style-name="gr6" draw:text-style-name="P5" draw:layer="layout" svg:width="2.923cm" svg:height="0.806cm" svg:x="2.8cm" svg:y="10.9cm">
          <draw:text-box>
            <text:p><text:span text:style-name="T1">Instance 1</text:span></text:p>
          </draw:text-box>
        </draw:frame>
        <draw:frame draw:style-name="gr7" draw:text-style-name="P6" draw:layer="layout" svg:width="2.809cm" svg:height="0.725cm" svg:x="2.6cm" svg:y="10.2cm">
          <draw:text-box>
            <text:p><text:span text:style-name="T2">Rails Server</text:span></text:p>
          </draw:text-box>
        </draw:frame>
        <draw:custom-shape draw:style-name="gr8" draw:text-style-name="P7" xml:id="id2" draw:id="id2" draw:layer="layout" svg:width="3.9cm" svg:height="1.8cm" svg:x="2.5cm" svg:y="8.2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.409cm" svg:height="1.822cm" svg:x="2.6cm" svg:y="8.378cm">
          <draw:image xlink:href="Pictures/10000F070003256E0004124A72B35879EDBF17FA.svg" xlink:type="simple" xlink:show="embed" xlink:actuate="onLoad">
            <text:p/>
          </draw:image>
          <draw:image xlink:href="Pictures/100002010000026E00000324CC9EB97D7EE15F0E.png" xlink:type="simple" xlink:show="embed" xlink:actuate="onLoad"/>
        </draw:frame>
        <draw:frame draw:style-name="gr9" draw:text-style-name="P8" draw:layer="layout" svg:width="2.42cm" svg:height="1.199cm" svg:x="4.1cm" svg:y="8.4cm">
          <draw:text-box>
            <text:p><text:span text:style-name="T3">App code </text:span></text:p>
            <text:p><text:span text:style-name="T3">...</text:span></text:p>
          </draw:text-box>
        </draw:frame>
        <draw:custom-shape draw:style-name="gr4" draw:text-style-name="P2" draw:layer="layout" svg:width="4.1cm" svg:height="2.9cm" svg:x="8.2cm" svg:y="8.1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0.7cm" svg:height="0.749cm" svg:x="11.5cm" svg:y="10.144cm">
          <draw:image xlink:href="Pictures/10004CB100001495000014864C6F45A0475820AE.svg" xlink:type="simple" xlink:show="embed" xlink:actuate="onLoad">
            <text:p/>
          </draw:image>
          <draw:image xlink:href="Pictures/10000201000000AE000000AE741402F8478992D5.png" xlink:type="simple" xlink:show="embed" xlink:actuate="onLoad"/>
        </draw:frame>
        <draw:frame draw:style-name="gr10" draw:text-style-name="P5" draw:layer="layout" svg:width="3.008cm" svg:height="0.806cm" svg:x="8.6cm" svg:y="10.9cm">
          <draw:text-box>
            <text:p><text:span text:style-name="T1">Instance N</text:span></text:p>
          </draw:text-box>
        </draw:frame>
        <draw:frame draw:style-name="gr7" draw:text-style-name="P6" draw:layer="layout" svg:width="2.809cm" svg:height="0.725cm" svg:x="8.4cm" svg:y="10.2cm">
          <draw:text-box>
            <text:p><text:span text:style-name="T2">Rails Server</text:span></text:p>
          </draw:text-box>
        </draw:frame>
        <draw:custom-shape draw:style-name="gr8" draw:text-style-name="P7" xml:id="id3" draw:id="id3" draw:layer="layout" svg:width="3.9cm" svg:height="1.8cm" svg:x="8.3cm" svg:y="8.2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.409cm" svg:height="1.822cm" svg:x="8.4cm" svg:y="8.378cm">
          <draw:image xlink:href="Pictures/10000F070003256E0004124A72B35879EDBF17FA.svg" xlink:type="simple" xlink:show="embed" xlink:actuate="onLoad">
            <text:p/>
          </draw:image>
          <draw:image xlink:href="Pictures/100002010000026E00000324CC9EB97D7EE15F0E.png" xlink:type="simple" xlink:show="embed" xlink:actuate="onLoad"/>
        </draw:frame>
        <draw:frame draw:style-name="gr9" draw:text-style-name="P8" draw:layer="layout" svg:width="2.42cm" svg:height="1.199cm" svg:x="9.9cm" svg:y="8.4cm">
          <draw:text-box>
            <text:p><text:span text:style-name="T3">App code </text:span></text:p>
            <text:p><text:span text:style-name="T3">...</text:span></text:p>
          </draw:text-box>
        </draw:frame>
        <draw:frame draw:style-name="gr11" draw:text-style-name="P9" draw:layer="layout" svg:width="1.035cm" svg:height="0.962cm" svg:x="6.8cm" svg:y="10cm">
          <draw:text-box>
            <text:p>...</text:p>
          </draw:text-box>
        </draw:frame>
        <draw:frame draw:style-name="gr12" draw:text-style-name="P9" draw:layer="layout" svg:width="4.837cm" svg:height="0.683cm" svg:x="5.363cm" svg:y="4.917cm">
          <draw:text-box>
            <text:p><text:span text:style-name="T4">Route</text:span><text:span text:style-name="T5">: </text:span><text:span text:style-name="T5">myapp.ro</text:span><text:span text:style-name="T5">ute.com</text:span></text:p>
          </draw:text-box>
        </draw:frame>
        <draw:frame draw:style-name="gr13" draw:text-style-name="P4" draw:layer="layout" svg:width="1.073cm" svg:height="1.073cm" draw:transform="rotate (-3.14159265358979) translate (5.4cm 5.8cm)">
          <draw:image xlink:href="Pictures/10001C1D00003F4600003F463D093727DB220BDF.svg" xlink:type="simple" xlink:show="embed" xlink:actuate="onLoad">
            <text:p/>
          </draw:image>
          <draw:image xlink:href="Pictures/1000020100000218000002181F64460D8A2301EE.png" xlink:type="simple" xlink:show="embed" xlink:actuate="onLoad"/>
        </draw:frame>
        <draw:frame draw:style-name="gr14" draw:text-style-name="P9" draw:layer="layout" svg:width="0.502cm" svg:height="1.187cm" svg:x="-0.4cm" svg:y="-0.5cm">
          <draw:text-box>
            <text:p/>
          </draw:text-box>
        </draw:frame>
        <draw:custom-shape draw:style-name="gr15" draw:text-style-name="P1" draw:layer="layout" svg:width="3.7cm" svg:height="1.7cm" svg:x="14.7cm" svg:y="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4" draw:layer="layout" svg:width="0.7cm" svg:height="0.749cm" svg:x="17.6cm" svg:y="9.444cm">
          <draw:image xlink:href="Pictures/10004CB100001495000014864C6F45A0475820AE.svg" xlink:type="simple" xlink:show="embed" xlink:actuate="onLoad">
            <text:p/>
          </draw:image>
          <draw:image xlink:href="Pictures/10000201000000AE000000AE741402F8478992D5.png" xlink:type="simple" xlink:show="embed" xlink:actuate="onLoad"/>
        </draw:frame>
        <draw:frame draw:style-name="gr10" draw:text-style-name="P11" draw:layer="layout" svg:width="3.664cm" svg:height="0.802cm" svg:x="14.8cm" svg:y="10.2cm">
          <draw:text-box>
            <text:p text:style-name="P10"><text:span text:style-name="T6">Rails Buildpack</text:span></text:p>
          </draw:text-box>
        </draw:frame>
        <draw:frame draw:style-name="gr7" draw:text-style-name="P6" draw:layer="layout" svg:width="2.809cm" svg:height="0.725cm" svg:x="14.8cm" svg:y="9.5cm">
          <draw:text-box>
            <text:p><text:span text:style-name="T2">Ra</text:span><text:span text:style-name="T2">ils </text:span><text:span text:style-name="T2">Se</text:span><text:span text:style-name="T2">rv</text:span><text:span text:style-name="T2">er</text:span></text:p>
          </draw:text-box>
        </draw:frame>
        <draw:custom-shape draw:style-name="gr16" draw:text-style-name="P7" draw:layer="layout" svg:width="3.5cm" svg:height="0.7cm" svg:x="14.8cm" svg:y="8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8" draw:layer="layout" svg:width="1.32cm" svg:height="0.725cm" svg:x="15.6cm" svg:y="8.7cm">
          <draw:text-box>
            <text:p><text:span text:style-name="T3">???</text:span></text:p>
          </draw:text-box>
        </draw:frame>
        <draw:connector draw:style-name="gr18" draw:text-style-name="P4" draw:layer="layout" draw:type="curve" svg:x1="7.25cm" svg:y1="5.9cm" svg:x2="4.45cm" svg:y2="8.2cm" draw:start-shape="id1" draw:start-glue-point="2" draw:end-shape="id2" draw:end-glue-point="0" svg:d="M7250 5900c0 1725-2800 575-2800 2300" svg:viewBox="0 0 2801 2301">
          <text:p/>
        </draw:connector>
        <draw:connector draw:style-name="gr18" draw:text-style-name="P4" draw:layer="layout" draw:type="curve" svg:x1="7.25cm" svg:y1="5.9cm" svg:x2="10.25cm" svg:y2="8.2cm" draw:start-shape="id1" draw:start-glue-point="2" draw:end-shape="id3" draw:end-glue-point="0" svg:d="M7250 5900c0 1725 3000 575 3000 2300" svg:viewBox="0 0 3001 2301">
          <text:p/>
        </draw:connector>
        <draw:frame draw:style-name="gr6" draw:text-style-name="P5" draw:layer="layout" svg:width="3.199cm" svg:height="0.806cm" svg:x="5.601cm" svg:y="11.7cm">
          <draw:text-box>
            <text:p><text:span text:style-name="T1">Application</text:span></text:p>
          </draw:text-box>
        </draw:frame>
        <draw:frame draw:style-name="gr6" draw:text-style-name="P5" draw:layer="layout" svg:width="5.044cm" svg:height="0.806cm" svg:x="16.302cm" svg:y="10.9cm">
          <draw:text-box>
            <text:p><text:span text:style-name="T1">System Buildpacks</text:span></text:p>
          </draw:text-box>
        </draw:frame>
        <draw:custom-shape draw:style-name="gr19" draw:text-style-name="P1" draw:layer="layout" svg:width="4cm" svg:height="1.7cm" svg:x="19.3cm" svg:y="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1" draw:layer="layout" svg:width="3.597cm" svg:height="0.802cm" svg:x="19.4cm" svg:y="10.2cm">
          <draw:text-box>
            <text:p text:style-name="P10"><text:span text:style-name="T6">Java Buildpack</text:span></text:p>
          </draw:text-box>
        </draw:frame>
        <draw:frame draw:style-name="gr7" draw:text-style-name="P6" draw:layer="layout" svg:width="3.36cm" svg:height="0.725cm" svg:x="19.1cm" svg:y="9.5cm">
          <draw:text-box>
            <text:p><text:span text:style-name="T2">Tomcat Server </text:span></text:p>
          </draw:text-box>
        </draw:frame>
        <draw:custom-shape draw:style-name="gr20" draw:text-style-name="P7" draw:layer="layout" svg:width="2.8cm" svg:height="0.7cm" svg:x="19.4cm" svg:y="8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8" draw:layer="layout" svg:width="1.32cm" svg:height="0.725cm" svg:x="20.2cm" svg:y="8.7cm">
          <draw:text-box>
            <text:p><text:span text:style-name="T3">???</text:span></text:p>
          </draw:text-box>
        </draw:frame>
        <draw:frame draw:style-name="gr21" draw:text-style-name="P12" draw:layer="layout" svg:width="0.796cm" svg:height="1.48cm" svg:x="22.4cm" svg:y="8.686cm">
          <draw:image xlink:href="Pictures/1000137B0000249F0000441D0023948BC6EF78D8.svg" xlink:type="simple" xlink:show="embed" xlink:actuate="onLoad">
            <text:p/>
          </draw:image>
          <draw:image xlink:href="Pictures/100002010000013600000241C975BB711EB9BCF1.png" xlink:type="simple" xlink:show="embed" xlink:actuate="onLoad"/>
        </draw:frame>
        <draw:frame draw:style-name="gr22" draw:text-style-name="P9" draw:layer="layout" svg:width="1.035cm" svg:height="0.962cm" svg:x="18.3cm" svg:y="9.5cm">
          <draw:text-box>
            <text:p>...</text:p>
          </draw:text-box>
        </draw:frame>
        <draw:frame draw:style-name="gr21" draw:text-style-name="P12" xml:id="id4" draw:id="id4" draw:layer="layout" svg:width="1.527cm" svg:height="1.886cm" svg:x="3.2cm" svg:y="1.2cm">
          <draw:image xlink:href="Pictures/1000158900000A5600000CC4CC38B5B4EF0972EC.svg" xlink:type="simple" xlink:show="embed" xlink:actuate="onLoad">
            <text:p/>
          </draw:image>
          <draw:image xlink:href="Pictures/10000201000000580000006CDF10921188400223.png" xlink:type="simple" xlink:show="embed" xlink:actuate="onLoad"/>
        </draw:frame>
        <draw:frame draw:style-name="gr21" draw:text-style-name="P12" xml:id="id5" draw:id="id5" draw:layer="layout" svg:width="1.527cm" svg:height="1.886cm" svg:x="5.2cm" svg:y="1.214cm">
          <draw:image xlink:href="Pictures/1000158900000A5600000CC4CC38B5B4EF0972EC.svg" xlink:type="simple" xlink:show="embed" xlink:actuate="onLoad">
            <text:p/>
          </draw:image>
          <draw:image xlink:href="Pictures/10000201000000580000006CDF10921188400223.png" xlink:type="simple" xlink:show="embed" xlink:actuate="onLoad"/>
        </draw:frame>
        <draw:frame draw:style-name="gr21" draw:text-style-name="P12" xml:id="id6" draw:id="id6" draw:layer="layout" svg:width="1.527cm" svg:height="1.886cm" svg:x="7.9cm" svg:y="1.214cm">
          <draw:image xlink:href="Pictures/1000158900000A5600000CC4CC38B5B4EF0972EC.svg" xlink:type="simple" xlink:show="embed" xlink:actuate="onLoad">
            <text:p/>
          </draw:image>
          <draw:image xlink:href="Pictures/10000201000000580000006CDF10921188400223.png" xlink:type="simple" xlink:show="embed" xlink:actuate="onLoad"/>
        </draw:frame>
        <draw:frame draw:style-name="gr22" draw:text-style-name="P9" draw:layer="layout" svg:width="1.035cm" svg:height="0.962cm" svg:x="6.8cm" svg:y="2.2cm">
          <draw:text-box>
            <text:p>...</text:p>
          </draw:text-box>
        </draw:frame>
        <draw:connector draw:style-name="gr18" draw:text-style-name="P4" draw:layer="layout" draw:type="curve" svg:x1="3.963cm" svg:y1="3.086cm" svg:x2="7.25cm" svg:y2="4.6cm" draw:start-shape="id4" draw:start-glue-point="2" draw:end-shape="id1" draw:end-glue-point="0" svg:d="M3963 3086c0 1135 3287 379 3287 1514" svg:viewBox="0 0 3288 1515">
          <text:p/>
        </draw:connector>
        <draw:connector draw:style-name="gr18" draw:text-style-name="P4" draw:layer="layout" draw:type="curve" svg:x1="5.963cm" svg:y1="3.1cm" svg:x2="7.25cm" svg:y2="4.6cm" draw:start-shape="id5" draw:start-glue-point="2" draw:end-shape="id1" svg:d="M5963 3100c0 1125 1287 375 1287 1500" svg:viewBox="0 0 1288 1501">
          <text:p/>
        </draw:connector>
        <draw:connector draw:style-name="gr18" draw:text-style-name="P4" draw:layer="layout" draw:type="curve" svg:x1="8.663cm" svg:y1="3.1cm" svg:x2="7.25cm" svg:y2="4.6cm" draw:start-shape="id6" draw:start-glue-point="2" draw:end-shape="id1" draw:end-glue-point="0" svg:d="M8663 3100c0 1125-1413 375-1413 1500" svg:viewBox="0 0 1414 1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9T11:39:07.284570327</meta:creation-date>
    <dc:date>2017-01-29T17:49:31.886365871</dc:date>
    <meta:editing-duration>PT2H55M39S</meta:editing-duration>
    <meta:editing-cycles>27</meta:editing-cycles>
    <meta:generator>LibreOffice/5.2.4.2$Linux_X86_64 LibreOffice_project/20m0$Build-2</meta:generator>
    <meta:document-statistic meta:object-count="45"/>
  </office:meta>
</office:document-meta>
</file>